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3.706cm" style:rel-column-width="2101*"/>
    </style:style>
    <style:style style:name="Table17.B" style:family="table-column">
      <style:table-column-properties style:column-width="3.11cm" style:rel-column-width="1763*"/>
    </style:style>
    <style:style style:name="Table17.C" style:family="table-column">
      <style:table-column-properties style:column-width="10.149cm" style:rel-column-width="5754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2" style:family="table-row">
      <style:table-row-properties style:min-row-height="2.469cm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4" style:family="paragraph" style:parent-style-name="Table_20_Contents">
      <style:paragraph-properties fo:margin-top="0cm" fo:margin-bottom="0cm" fo:text-align="start" style:justify-single-word="false" style:shadow="none" text:number-lines="false" text:line-number="0"/>
    </style:style>
    <style:style style:name="P5" style:family="paragraph" style:parent-style-name="Text_20_body_20_indent_20_2">
      <style:paragraph-properties fo:margin-left="1.499cm" fo:margin-right="0cm" fo:margin-top="0.72cm" fo:margin-bottom="0.21cm" fo:text-indent="0cm" style:auto-text-indent="false"/>
    </style:style>
    <style:style style:name="P6" style:family="paragraph" style:parent-style-name="Code_20_Indent_20_2">
      <style:paragraph-properties fo:margin-left="1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 style:shadow="none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name-asian="Courier New" style:font-size-asian="9pt" style:language-asian="zh" style:country-asian="TW"/>
    </style:style>
    <style:style style:name="P7" style:family="paragraph" style:parent-style-name="Heading_20_4">
      <style:paragraph-properties fo:margin-left="1.499cm" fo:margin-right="0cm" fo:margin-top="0.72cm" fo:margin-bottom="0.21cm" fo:text-indent="0cm" style:auto-text-indent="false"/>
      <style:text-properties style:font-name="Courier New" fo:font-size="9pt" style:font-name-asian="Courier New" style:font-size-asian="9pt" style:language-asian="zh" style:country-asian="TW"/>
    </style:style>
    <style:style style:name="P8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="Courier New1" fo:font-size="10pt" fo:background-color="transparent" style:font-name-asian="Courier New1" style:language-asian="zh" style:country-asian="TW" style:font-name-complex="Courier New1"/>
    </style:style>
    <style:style style:name="fr1" style:family="graphic" style:parent-style-name="Graphics">
      <style:graphic-properties style:horizontal-pos="center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Menuseparator</text:h>
      <text:p text:style-name="Text_20_body"><draw:frame draw:style-name="fr1" draw:name="graphics1" text:anchor-type="paragraph" svg:width="1.529cm" svg:height="2.09cm" draw:z-index="1"><draw:image xlink:href="../images/menuseparator.png" xlink:type="simple" xlink:show="embed" xlink:actuate="onLoad" draw:filter-name="&lt;所有的格式&gt;"/></draw:frame><text:line-break/>Menuseparator is a line to separate menuitem.</text:p>
      <text:h text:style-name="Heading_20_3" text:outline-level="3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">CSS Definition</text:p>
          </table:table-cell>
          <table:table-cell table:style-name="Table17.A1" office:value-type="string">
            <text:p text:style-name="P2">Description</text:p>
          </table:table-cell>
          <table:table-cell table:style-name="Table17.C1" office:value-type="string">
            <text:p text:style-name="P2">Default Values</text:p>
          </table:table-cell>
        </table:table-row>
        <table:table-row table:style-name="Table17.2">
          <table:table-cell table:style-name="Table17.A2" office:value-type="string">
            <text:p text:style-name="P1"><text:span text:style-name="Source_20_Text">td.menusp</text:span></text:p>
          </table:table-cell>
          <table:table-cell table:style-name="Table17.A2" office:value-type="string">
            <text:p text:style-name="P1">The outline of menuseparator</text:p>
          </table:table-cell>
          <table:table-cell table:style-name="Table17.C2" office:value-type="string">
            <text:p text:style-name="P1"><text:span text:style-name="Source_20_Text">height: 7px;</text:span></text:p>
            <text:p text:style-name="P1"><text:span text:style-name="Source_20_Text">background-image: url(${c:encodeURL('~./zul/img/menu/sep.gif')});<text:line-break/></text:span></text:p>
            <text:p text:style-name="P1"><text:span text:style-name="Source_20_Text">background-repeat: no-repeat;</text:span></text:p>
          </table:table-cell>
        </table:table-row>
      </table:table>
      <text:p text:style-name="Standard"/>
      <text:p text:style-name="Heading_20_4">Customize the Background and Height of Menuseparator</text:p>
      <text:p text:style-name="Text_20_body_20_indent_20_2">The way to customize the background and height of menuseparator is change color and height as follows.</text:p>
      <text:p text:style-name="Text_20_body"><draw:frame draw:style-name="fr2" draw:name="graphics410" text:anchor-type="paragraph" svg:y="0.397cm" svg:width="1.529cm" svg:height="2.3cm" draw:z-index="0"><draw:image xlink:href="../images/custom-menuseparator.png" xlink:type="simple" xlink:show="embed" xlink:actuate="onLoad" draw:filter-name="&lt;所有的格式&gt;"/></draw:frame> <text:s text:c="3"/><text:tab/></text:p>
      <text:p text:style-name="Code_20_Indent_20_2">td.menusp {</text:p>
      <text:p text:style-name="Code_20_Indent_20_2"><text:tab/>background-color:green;</text:p>
      <text:p text:style-name="Code_20_Indent_20_2"><text:tab/>height:15px;</text:p>
      <text:p text:style-name="Code_20_Indent_20_2">}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creator>Grace Lin</dc:creator>
    <dc:date>2008-03-07T10:50:07</dc:date>
    <dc:language>en-US</dc:language>
    <meta:editing-cycles>41</meta:editing-cycles>
    <meta:editing-duration>PT20H46M39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" meta:paragraph-count="17" meta:word-count="63" meta:character-count="450"/>
  </office:meta>
</office:document-meta>
</file>